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8pt" style:text-underline-style="solid" style:text-underline-width="auto" style:text-underline-color="font-color" fo:font-weight="bold" officeooo:rsid="001cdd95" officeooo:paragraph-rsid="001cdd95" style:font-size-asian="15.75pt" style:font-weight-asian="bold" style:font-size-complex="18pt" style:font-weight-complex="bold"/>
    </style:style>
    <style:style style:name="P2" style:family="paragraph" style:parent-style-name="Standard">
      <style:text-properties style:font-name="Andale Mono" fo:font-size="18pt" style:text-underline-style="none" fo:font-weight="bold" officeooo:rsid="001cdd95" officeooo:paragraph-rsid="001cdd95" style:font-size-asian="15.75pt" style:font-weight-asian="bold" style:font-size-complex="18pt" style:font-weight-complex="bold"/>
    </style:style>
    <style:style style:name="P3" style:family="paragraph" style:parent-style-name="Standard">
      <style:text-properties style:font-name="Andale Mono" fo:font-size="14pt" style:text-underline-style="none" fo:font-weight="normal" officeooo:rsid="001cdd95" officeooo:paragraph-rsid="001cdd95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Andale Mono" fo:font-size="14pt" style:text-underline-style="none" fo:font-weight="normal" officeooo:rsid="001e5cb5" officeooo:paragraph-rsid="001e5cb5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style:font-name="Andale Mono" fo:font-size="14pt" style:text-underline-style="none" fo:font-weight="normal" officeooo:rsid="001e5cb5" officeooo:paragraph-rsid="001e5cb5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style:font-name="Andale Mono" fo:font-size="14pt" style:text-underline-style="none" fo:font-weight="normal" officeooo:rsid="001cdd95" officeooo:paragraph-rsid="001cdd95" style:font-size-asian="14pt" style:font-weight-asian="normal" style:font-size-complex="14pt" style:font-weight-complex="normal"/>
    </style:style>
    <style:style style:name="T1" style:family="text">
      <style:text-properties officeooo:rsid="001e5cb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</text:p>
      <text:p text:style-name="P4">Chocobo Egg Game</text:p>
      <text:p text:style-name="P3"/>
      <text:p text:style-name="P2">What was the project assignment?</text:p>
      <text:p text:style-name="P6">This assignment <text:span text:style-name="T1">tasked me with incorporating all the concepts learned throughout the semester to build a well rounded and complete video game. </text:span>The major requirements necessary t<text:span text:style-name="T1">o receive a passing grade </text:span>were the following;</text:p>
      <text:list xml:id="list4362442719250418668" text:style-name="L1">
        <text:list-item>
          <text:p text:style-name="P5">Have title and/or menu screens</text:p>
        </text:list-item>
        <text:list-item>
          <text:p text:style-name="P5">Have sprite animations</text:p>
        </text:list-item>
        <text:list-item>
          <text:p text:style-name="P5">Have a variety of assets not taken from labs</text:p>
        </text:list-item>
        <text:list-item>
          <text:p text:style-name="P5">Have assets which make use of the…</text:p>
          <text:list>
            <text:list-item>
              <text:p text:style-name="P5">Scale method</text:p>
            </text:list-item>
            <text:list-item>
              <text:p text:style-name="P5">Rotate method</text:p>
            </text:list-item>
            <text:list-item>
              <text:p text:style-name="P5">Color method</text:p>
            </text:list-item>
          </text:list>
        </text:list-item>
        <text:list-item>
          <text:p text:style-name="P5">Have some sort of timer or scoring mechanism built into the game.</text:p>
        </text:list-item>
      </text:list>
      <text:p text:style-name="P3"/>
      <text:p text:style-name="P2">What did you learn from the project?</text:p>
      <text:p text:style-name="P6">This was the first time I was exposed to <text:span text:style-name="T1">Microsoft Visual Studio. This was also the first time I had ever successfully been able to compile a game project which included any sort of graphics or graphic logics. In addition to the previously mentioned I learned a great deal about graphics related algorithms.</text:span></text:p>
      <text:p text:style-name="P3"/>
      <text:p text:style-name="P2">What would you do differently next time?</text:p>
      <text:p text:style-name="P6"><text:span text:style-name="T1">I would try not to get hung up on the details so much so that I would have the maximum amount of time to perfect the logic and implementation of the code. I would also love to have had the time and resources to implement some more complex design patter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20:48:50.767069175</meta:creation-date>
    <dc:date>2017-12-08T21:07:14.038826188</dc:date>
    <meta:editing-duration>PT7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210" meta:character-count="1163" meta:non-whitespace-character-count="977"/>
  </office:meta>
</office:document-meta>
</file>